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font-weight="normal" style:font-weight-asian="normal" style:font-weight-complex="normal"/>
    </style:style>
    <style:style style:name="P4" style:family="paragraph" style:parent-style-name="Preformatted_20_Text">
      <style:paragraph-properties fo:margin-top="0in" fo:margin-bottom="0in" fo:padding="0in" fo:border="none"/>
    </style:style>
    <style:style style:name="P5" style:family="paragraph" style:parent-style-name="Preformatted_20_Text">
      <style:paragraph-properties fo:margin-top="0in" fo:margin-bottom="0in" fo:padding="0in" fo:border="none"/>
      <style:text-properties style:font-name="Lucida Console" fo:font-size="14pt"/>
    </style:style>
    <style:style style:name="P6" style:family="paragraph" style:parent-style-name="Preformatted_20_Text">
      <style:paragraph-properties fo:margin-top="0in" fo:margin-bottom="0in" fo:padding="0in" fo:border="none"/>
      <style:text-properties style:font-name="Lucida Console" fo:font-size="14pt" fo:font-weight="bold" style:font-weight-asian="bold" style:font-weight-complex="bold"/>
    </style:style>
    <style:style style:name="T1" style:family="text">
      <style:text-properties style:font-name="Lucida Console" fo:font-size="14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de Book</text:span></text:p>
      <text:p text:style-name="P2"><text:span text:style-name="T1"/></text:p>
      <text:p text:style-name="P3"><text:span text:style-name="T1">#[n]: <text:s/>column number</text:span></text:p>
      <text:p text:style-name="P1"><text:span text:style-name="T1"/></text:p>
      <text:p text:style-name="P1"><text:bookmark text:name="rstudio_console_output"/><text:span text:style-name="T1">[1]subj.ids: <text:s/>Subject Identities</text:span></text:p>
      <text:p text:style-name="P1"><text:span text:style-name="T1">[2]activity.names: name of activities after recoding <text:s text:c="21"/></text:span></text:p>
      <text:p text:style-name="P5"><text:span text:style-name="T1"/></text:p>
      <text:p text:style-name="P6">Time Variables (mean):</text:p>
      <text:p text:style-name="P5"/>
      <text:p text:style-name="P5"><text:bookmark text:name="rstudio_console_output1"/>[3]"Time.BodyAcc.mean.X": mean time of the body acceleration signal (X direction component) as measured by the accelerometer <text:s text:c="12"/></text:p>
      <text:p text:style-name="P5"/>
      <text:p text:style-name="P5">[4]"Time.BodyAcc.mean.Y": mean time of the body acceleration signal (Y direction component) as measured by the accelerometer <text:s text:c="3"/></text:p>
      <text:p text:style-name="P5"><text:s text:c="19"/></text:p>
      <text:p text:style-name="P4"><text:span text:style-name="T1">[5]"Time.BodyAcc.mean.Z": mean time of the body acceleration signal (Z direction component) as measured by the accelerometer <text:s/></text:span></text:p>
      <text:p text:style-name="P4"><text:span text:style-name="T1"><text:s/></text:span></text:p>
      <text:p text:style-name="P4"><text:span text:style-name="T1">[6]"Time.GravityAcc.mean.X": mean time of the gravity acceleration signal (X direction component) as measured by the accelerometer <text:s/></text:span></text:p>
      <text:p text:style-name="P4"><text:span text:style-name="T1"><text:s text:c="16"/></text:span></text:p>
      <text:p text:style-name="P4"><text:span text:style-name="T1">[7]"Time.GravityAcc.mean.Y": mean time of the gravity acceleration signal (Y direction component) as measured by the accelerometer </text:span></text:p>
      <text:p text:style-name="P4"><text:span text:style-name="T1"/></text:p>
      <text:p text:style-name="P4"><text:span text:style-name="T1">[8]"Time.GravityAcc.mean.Z": mean time of the gravity acceleration signal (Z direction component) as measured by the accelerometer </text:span></text:p>
      <text:p text:style-name="P4"><text:span text:style-name="T1"><text:s text:c="16"/></text:span></text:p>
      <text:p text:style-name="P4"><text:span text:style-name="T1">[9]"Time.BodyAccJerk.mean.X": mean time of the body linear acceleration and angular velocity jerk signal (X direction component) as measured by the accelerometer </text:span></text:p>
      <text:p text:style-name="P4"><text:span text:style-name="T1"/></text:p>
      <text:p text:style-name="P4"><text:span text:style-name="T1">[10]"Time.BodyAccJerk.mean.Y": mean time of the body linear acceleration and angular velocity jerk signal (Y direction component) as measured by the accelerometer</text:span></text:p>
      <text:p text:style-name="P4"><text:span text:style-name="T1"><text:s text:c="16"/></text:span></text:p>
      <text:p text:style-name="P5">[11]"Time.BodyAccJerk.mean.Z": mean time of the body linear acceleration and angular velocity jerk signal (Z direction component) as measured by the accelerometer </text:p>
      <text:p text:style-name="P5"/>
      <text:p text:style-name="P5">[12]"Time.BodyGyro.mean.X": mean time of the body gyrational signal (X direction component) as measured by the gyroscope</text:p>
      <text:p text:style-name="P5"><text:soft-page-break/>[13]"Time.BodyGyro.mean.Y": mean time of the body gyrational signal (Y direction component) as measured by the gyroscope</text:p>
      <text:p text:style-name="P5"/>
      <text:p text:style-name="P5">[14]"Time.BodyGyro.mean.Z": mean time of the body gyrational signal (Z direction component) as measured by the gyroscope</text:p>
      <text:p text:style-name="P5"><text:s text:c="18"/></text:p>
      <text:p text:style-name="P5">[15]"Time.BodyGyroJerk.mean.X": mean time of the body linear acceleration and angular velocity jerk signal (X direction component) as measured by the gyroscope </text:p>
      <text:p text:style-name="P5"/>
      <text:p text:style-name="P5">[16]"Time.BodyGyroJerk.mean.Y": mean time of the body linear acceleration and angular velocity jerk signal (Y direction component) as measured by the gyroscope </text:p>
      <text:p text:style-name="P5"><text:s text:c="14"/></text:p>
      <text:p text:style-name="P5">[17]"Time.BodyGyroJerk.mean.Z": mean time of the body linear acceleration and angular velocity jerk signal (Z direction component) as measured by the gyroscope <text:s/></text:p>
      <text:p text:style-name="P5"/>
      <text:p text:style-name="P5">[18]"Time.BodyAccMag.mean": mean time of the body acceleration signal (X,Y,Z components) as measured by the accelerometer <text:s/></text:p>
      <text:p text:style-name="P5"><text:s text:c="18"/></text:p>
      <text:p text:style-name="P5">[19]"Time.GravityAccMag.mean": mean time of the gravity acceleration signal (X,Y,Z direction components) as measured by the accelerometer <text:s/></text:p>
      <text:p text:style-name="P5"/>
      <text:p text:style-name="P5">[20]"Time.BodyAccJerkMag.mean": mean time of the body linear acceleration and angular velocity jerk signal (X,Y,Z direction components) as measured by the accelerometer </text:p>
      <text:p text:style-name="P5"><text:s text:c="14"/></text:p>
      <text:p text:style-name="P5">[21]"Time.BodyGyroMag.mean": mean time of the body gyrational signal (X,Y,Z direction components) as measured by the gyroscope</text:p>
      <text:p text:style-name="P5"><text:s/></text:p>
      <text:p text:style-name="P5">[22]"Time.BodyGyroJerkMag.mean": mean time of the body linear acceleration and angular velocity jerk signal (X,Y,Z direction component) as measured by the gyroscope <text:s/></text:p>
      <text:p text:style-name="P5"/>
      <text:p text:style-name="P5">[49]"angleTime.BodyAccMean.gravity": mean time of the angular velocity, body and gravity acceleration signals as measured by the accelerometer</text:p>
      <text:p text:style-name="P5"/>
      <text:p text:style-name="P5">[50]"angleTime.BodyAccJerkMean.gravityMean": mean time of the angular velocity, body linear acceleration and gravity acceleration Jerk signals as measured by the accelerometer </text:p>
      <text:p text:style-name="P5">[51]"angleTime.BodyGyroMean.gravityMean": mean time of the <text:soft-page-break/>angular velocity, body linear acceleration and gravity acceleration signals as measured by the gyroscope</text:p>
      <text:p text:style-name="P5"/>
      <text:p text:style-name="P5">[52]"angleTime.BodyGyroJerkMean.gravityMean": mean time of the angular velocity, body linear acceleration and gravity acceleration Jerk signals as measured by the gyroscope</text:p>
      <text:p text:style-name="P5"/>
      <text:p text:style-name="P5">[53]"angleX.gravityMean": mean of gravity acceleration signal and the angular velocity (X component)</text:p>
      <text:p text:style-name="P5"/>
      <text:p text:style-name="P5">[54]"angleY.gravityMean": mean of gravity acceleration signal and the angular velocity (Y component) </text:p>
      <text:p text:style-name="P5"><text:s text:c="19"/></text:p>
      <text:p text:style-name="P5">[55]"angleZ.gravityMean": mean of gravity acceleration signal and the angular velocity (Z component) 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ime Variables (standard deviation (std)):</text:p>
      <text:p text:style-name="P6"/>
      <text:p text:style-name="P5">[56]"Time.BodyAcc.std.X": standard deviation of the time of the the body acceleration signal (X direction component) as measured by the accelerometer <text:s/></text:p>
      <text:p text:style-name="P5"><text:s text:c="21"/></text:p>
      <text:p text:style-name="P5">[57]"Time.BodyAcc.std.Y": standard deviation of the time of the body acceleration signal (Y direction component) as measured by the accelerometer <text:s text:c="4"/></text:p>
      <text:p text:style-name="P5"/>
      <text:p text:style-name="P5">[58]"Time.BodyAcc.std.Z": standard deviation of the time of the body acceleration signal (Z direction component) as measured by the accelerometer <text:s/></text:p>
      <text:p text:style-name="P5"><text:s text:c="20"/></text:p>
      <text:p text:style-name="P5">[59]"Time.GravityAcc.std.X": standard deviation of the time of the gravity acceleration signal (X direction component) as measured by the accelerometer <text:s text:c="2"/></text:p>
      <text:p text:style-name="P5"/>
      <text:p text:style-name="P5">[60]"Time.GravityAcc.std.Y": standard deviation of the time of the gravity acceleration signal (Y direction component) as measured by the accelerometer </text:p>
      <text:p text:style-name="P5"><text:s text:c="10"/></text:p>
      <text:p text:style-name="P5">[61]"Time.GravityAcc.std.Z": standard deviation of the time of the gravity acceleration signal (Z direction component) as measured by the accelerometer </text:p>
      <text:p text:style-name="P5"/>
      <text:p text:style-name="P5">[62]"Time.BodyAccJerk.std.X": standard deviation of the time of the body linear acceleration and angular velocity jerk signal (X direction component) as measured by the accelerometer </text:p>
      <text:p text:style-name="P5"><text:s text:c="16"/></text:p>
      <text:p text:style-name="P5">[63]"Time.BodyAccJerk.std.Y": standard deviation of the time of the body linear acceleration and angular velocity jerk signal (Y direction component) as measured by the accelerometer </text:p>
      <text:p text:style-name="P5"><text:s/></text:p>
      <text:p text:style-name="P5">[64]"Time.BodyAccJerk.std.Z": standard deviation of the time of the body linear acceleration and angular velocity jerk signal (Z direction component) as measured by the accelerometer <text:s/></text:p>
      <text:p text:style-name="P5"><text:s text:c="15"/></text:p>
      <text:p text:style-name="P5">[65]"Time.BodyGyro.std.X": standard deviation of the time of the gyrational signal (X direction component) as measured by the gyroscope</text:p>
      <text:p text:style-name="P5"/>
      <text:p text:style-name="P5">[66]"Time.BodyGyro.std.Y": standard deviation of the time of the gyrational signal (Y direction component) as measured by the gyroscope</text:p>
      <text:p text:style-name="P5"><text:soft-page-break/>[67]"Time.BodyGyro.std.Z": standard deviation of the time of the gyrational signal (Z direction component) as measured by the gyroscope</text:p>
      <text:p text:style-name="P5"/>
      <text:p text:style-name="P5">[68]"Time.BodyGyroJerk.std.X": standard deviation of the time of the body gyrational acceleration and angular velocity jerk signal (X direction component) as measured by the gyroscope <text:s/></text:p>
      <text:p text:style-name="P5"><text:s text:c="31"/></text:p>
      <text:p text:style-name="P5">[69]"Time.BodyGyroJerk.std.Y": standard deviation of the time of the body gyrational acceleration and angular velocity jerk signal (Y direction component) as measured by the gyroscope <text:s/></text:p>
      <text:p text:style-name="P5"><text:s/></text:p>
      <text:p text:style-name="P5">[70]"Time.BodyGyroJerk.std.Z": standard deviation of the time of the body gyrational acceleration and angular velocity jerk signal (Z direction component) as measured by the gyroscope <text:s text:c="2"/></text:p>
      <text:p text:style-name="P5"/>
      <text:p text:style-name="P5">[71]"Time.BodyAccMag.std": standard deviation of the time of the body acceleration signal (X,Y,Z components) as measured by the accelerometer <text:s text:c="20"/></text:p>
      <text:p text:style-name="P5"/>
      <text:p text:style-name="P5">[72]"Time.GravityAccMag.std": standard deviation of the time of the gravity acceleration signal (X,Y,Z direction components) as measured by the accelerometer <text:s text:c="16"/></text:p>
      <text:p text:style-name="P5"/>
      <text:p text:style-name="P5">[73]"Time.BodyAccJerkMag.std": standard deviation of the time of the body linear acceleration and angular velocity jerk signal (X,Y,Z direction components) as measured by the accelerometer <text:s text:c="16"/></text:p>
      <text:p text:style-name="P5"/>
      <text:p text:style-name="P5">[74]"Time.BodyGyroMag.std": standard deviation of the time of the body gyrational signal (X,Y,Z direction components) as measured by the gyroscope <text:s text:c="17"/></text:p>
      <text:p text:style-name="P5"/>
      <text:p text:style-name="P5">[75]"Time.BodyGyroJerkMag.std": standard deviation of the time of the body linear acceleration and angular velocity jerk signal (X,Y,Z direction component) as measured by the gyroscope <text:s text:c="18"/></text:p>
      <text:p text:style-name="P5"/>
      <text:p text:style-name="P5"/>
      <text:p text:style-name="P5"/>
      <text:p text:style-name="P5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Frequency Variables (mean) after Fast Fourier Transform (FFT):</text:span></text:p>
      <text:p text:style-name="P5"/>
      <text:p text:style-name="P5">[23]"Freq.BodyAcc.mean.X": mean freq of the body acceleration signal (X direction component) as measured by the accelerometer <text:s text:c="3"/></text:p>
      <text:p text:style-name="P5"/>
      <text:p text:style-name="P5">[24]"Freq.BodyAcc.mean.Y": mean freq of the body acceleration signal (Y direction component) as measured by the accelerometer</text:p>
      <text:p text:style-name="P5"><text:s text:c="23"/></text:p>
      <text:p text:style-name="P5">[25]"Freq.BodyAcc.mean.Z": : mean freq of the body acceleration signal (Z direction component) as measured by the accelerometer <text:s text:c="7"/></text:p>
      <text:p text:style-name="P5"/>
      <text:p text:style-name="P5">[26]"Freq.BodyAcc.meanFreq.X": Weighted average of the frequency component X to obtain a mean frequency of <text:s/>body acceleration signal as measured by the accelerometer <text:s text:c="7"/></text:p>
      <text:p text:style-name="P5"><text:s text:c="15"/></text:p>
      <text:p text:style-name="P5">[27]"Freq.BodyAcc.meanFreq.Y": Weighted average of the frequency component Y to obtain a mean frequency of <text:s/>body acceleration signal as measured by the accelerometer </text:p>
      <text:p text:style-name="P5"/>
      <text:p text:style-name="P5">[28]"Freq.BodyAcc.meanFreq.Z": Weighted average of the frequency component Z to obtain a mean frequency of <text:s/>body acceleration signal as measured by the accelerometer <text:s text:c="2"/></text:p>
      <text:p text:style-name="P5"><text:s text:c="5"/></text:p>
      <text:p text:style-name="P5">[29]"Freq.BodyAccJerk.mean.X": mean freq of the body linear acceleration and angular velocity jerk signal (X direction component) as measured by the accelerometer </text:p>
      <text:p text:style-name="P5"/>
      <text:p text:style-name="P5">[30]"Freq.BodyAccJerk.mean.Y": mean freq of the body linear acceleration and angular velocity jerk signal (Y direction component) as measured by the accelerometer </text:p>
      <text:p text:style-name="P5"><text:s text:c="15"/></text:p>
      <text:p text:style-name="P5">[31]"Freq.BodyAccJerk.mean.Z": mean freq of the body linear acceleration and angular velocity jerk signal (Z direction component) as measured by the accelerometer <text:s/></text:p>
      <text:p text:style-name="P5"/>
      <text:p text:style-name="P5">[32]"Freq.BodyAccJerk.meanFreq.X": Weighted average of the frequency component X to obtain a mean freq of the body linear acceleration and angular velocity jerk signal as measured by the accelerometer</text:p>
      <text:p text:style-name="P5"><text:s text:c="12"/></text:p>
      <text:p text:style-name="P5">[33]"Freq.BodyAccJerk.meanFreq.Y": Weighted average of the frequency component Y to obtain a mean freq of the body linear acceleration and angular velocity jerk signal as measured by the accelerometer <text:soft-page-break/>[34]"Freq.BodyAccJerk.meanFreq.Z": Weighted average of the frequency component Z to obtain a mean freq of the body linear acceleration and angular velocity jerk signal as measured by the accelerometer</text:p>
      <text:p text:style-name="P5"><text:s text:c="11"/></text:p>
      <text:p text:style-name="P5">[35]"Freq.BodyGyro.mean.X": mean freq of the body gyrational signal (X direction component) as measured by the gyroscope <text:s text:c="18"/></text:p>
      <text:p text:style-name="P5"/>
      <text:p text:style-name="P5">[36]"Freq.BodyGyro.mean.Y": mean freq of the body gyrational signal (Y direction component) as measured by the gyroscope <text:s text:c="2"/></text:p>
      <text:p text:style-name="P5"><text:s text:c="18"/></text:p>
      <text:p text:style-name="P5">[37]"Freq.BodyGyro.mean.Z": mean freq of the body gyrational signal (Z direction component) as measured by the gyroscope <text:s text:c="2"/></text:p>
      <text:p text:style-name="P5"/>
      <text:p text:style-name="P5">[38]"Freq.BodyGyro.meanFreq.X": Weighted average of the frequency component X to obtain a mean freq of the body gyrational signal as measured by the gyroscope <text:s/></text:p>
      <text:p text:style-name="P5"><text:s text:c="14"/></text:p>
      <text:p text:style-name="P5">[39]"Freq.BodyGyro.meanFreq.Y": Weighted average of the frequency component Y to obtain a mean freq of the body gyrational signal as measured by the gyroscope </text:p>
      <text:p text:style-name="P5"/>
      <text:p text:style-name="P5">[40]"Freq.BodyGyro.meanFreq.Z": Weighted average of the frequency component Z to obtain a mean freq of the body gyrational signal as measured by the gyroscope <text:s/></text:p>
      <text:p text:style-name="P5"><text:s text:c="12"/></text:p>
      <text:p text:style-name="P5">[41]"Freq.BodyAccMag.mean": mean freq of the body acceleration signal (X,Y,Z components) as measured by the accelerometer <text:s/></text:p>
      <text:p text:style-name="P5"><text:s/></text:p>
      <text:p text:style-name="P5">[42]"Freq.BodyAccMag.meanFreq": Weighted average of the frequency components X,Y,Z to obtain a mean freq of the body acceleration signal as measured by the accelerometer <text:s/></text:p>
      <text:p text:style-name="P5"><text:s text:c="13"/></text:p>
      <text:p text:style-name="P5">[43]"Freq.BodyBodyAccJerkMag.mean": mean freq of the body linear acceleration and angular velocity jerk signal for X,Y,Z components as measured by the accelerometer</text:p>
      <text:p text:style-name="P5"/>
      <text:p text:style-name="P5">[44]"Freq.BodyBodyAccJerkMag.meanFreq": Weighted average of the frequency components X,Y,Z to obtain a mean freq of the body linear acceleration and angular velocity jerk signal as measured by the accelerometer</text:p>
      <text:p text:style-name="P5"/>
      <text:p text:style-name="P5"><text:s text:c="2"/></text:p>
      <text:p text:style-name="P5"><text:s text:c="4"/></text:p>
      <text:p text:style-name="P5"><text:soft-page-break/>[45]"Freq.BodyBodyGyroMag.mean": mean freq of the body linear acceleration and angular velocity signal for X,Y,Z components as measured by the gyroscope </text:p>
      <text:p text:style-name="P5"/>
      <text:p text:style-name="P5">[46]"Freq.BodyBodyGyroMag.meanFreq": Weighted average of the frequency component X,Y,Z to obtain a mean freq of the body gyrational signal as measured by the gyroscope </text:p>
      <text:p text:style-name="P5"><text:s text:c="9"/></text:p>
      <text:p text:style-name="P5">[47]"Freq.BodyBodyGyroJerkMag.mean": mean freq of the body linear acceleration and angular velocity jerk signal for X,Y,Z components as measured by the gyroscope </text:p>
      <text:p text:style-name="P5"/>
      <text:p text:style-name="P5">[48]"Freq.BodyBodyGyroJerkMag.meanFreq": Weighted average of the frequency component X,Y,Z to obtain a mean freq of the body gyrational Jerk signal as measured by the gyroscope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Frequency Variables (standard deviation (std)):</text:span></text:p>
      <text:p text:style-name="P5"/>
      <text:p text:style-name="P5">[76]"Freq.BodyAcc.std.X": standard deviation of the freq of the body acceleration signal (X direction component) as measured by the accelerometer <text:s text:c="3"/></text:p>
      <text:p text:style-name="P5"><text:s text:c="20"/></text:p>
      <text:p text:style-name="P5">[77]"Freq.BodyAcc.std.Y": standard deviation of the freq of the body acceleration signal (Y direction component) as measured by the accelerometer <text:s text:c="3"/></text:p>
      <text:p text:style-name="P5"/>
      <text:p text:style-name="P5">[78]"Freq.BodyAcc.std.Z": standard deviation of the freq of the body acceleration signal (Z direction component) as measured by the accelerometer <text:s text:c="2"/></text:p>
      <text:p text:style-name="P5"><text:s text:c="20"/></text:p>
      <text:p text:style-name="P5">[79]"Freq.BodyAccJerk.std.X": standard deviation of the freq of the body linear acceleration and angular velocity jerk signal (X direction component) as measured by the accelerometer <text:s text:c="17"/></text:p>
      <text:p text:style-name="P5"/>
      <text:p text:style-name="P5">[80]"Freq.BodyAccJerk.std.Y": standard deviation of the freq of the body linear acceleration and angular velocity jerk signal (Y direction component) as measured by the accelerometer <text:s text:c="6"/></text:p>
      <text:p text:style-name="P5"><text:s text:c="16"/></text:p>
      <text:p text:style-name="P5">[81]"Freq.BodyAccJerk.std.Z": standard deviation of the freq of the body linear acceleration and angular velocity jerk signal (Y direction component) as measured by the accelerometer </text:p>
      <text:p text:style-name="P5"/>
      <text:p text:style-name="P5">[82]"Freq.BodyGyro.std.X": standard deviation of the freq of the body gyrational signal (X direction component) as measured by the gyroscope <text:s/></text:p>
      <text:p text:style-name="P5"><text:s text:c="31"/></text:p>
      <text:p text:style-name="P5">[83]"Freq.BodyGyro.std.Y": standard deviation of the freq of the body gyrational signal (Y direction component) as measured by the gyroscope <text:s/></text:p>
      <text:p text:style-name="P5"><text:s/></text:p>
      <text:p text:style-name="P5">[84]"Freq.BodyGyro.std.Z": standard deviation of the freq of the body gyrational signal (Z direction component) as measured by the gyroscop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19"/></text:p>
      <text:p text:style-name="P5">[85]"Freq.BodyAccMag.std": standard deviation of the freq of the body acceleration signal (X, Y, Z direction components) as measured by the accelerometer <text:s/></text:p>
      <text:p text:style-name="P5"/>
      <text:p text:style-name="P5">[86]"Freq.BodyBodyAccJerkMag.std": standard deviation of the freq of the body linear acceleration and angular velocity jerk signal (X,Y,Z direction components) as measured by the accelerometer <text:s text:c="9"/></text:p>
      <text:p text:style-name="P5"><text:s text:c="11"/></text:p>
      <text:p text:style-name="P5">[87]"Freq.BodyBodyGyroMag.std": standard deviation of the freq of the body linear acceleration and angular velocity signal for X,Y,Z components as measured by the gyroscope <text:s/></text:p>
      <text:p text:style-name="P5"/>
      <text:p text:style-name="P5">[88]"Freq.BodyBodyGyroJerkMag.std": standard deviation of the freq of the body linear acceleration and angular velocity jerk signal for X,Y,Z components as measured by the gyroscope <text:s/></text:p>
      <text:p text:style-name="P5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ego Morales</meta:initial-creator>
    <meta:creation-date>2021-02-20T18:14:15.51</meta:creation-date>
    <dc:date>2021-02-21T20:30:22.77</dc:date>
    <dc:creator>Diego Morales</dc:creator>
    <meta:editing-duration>PT3H5M1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0" meta:paragraph-count="133" meta:word-count="1755" meta:character-count="14299"/>
  </office:meta>
</office:document-meta>
</file>